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2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</office:automatic-styles>
  <office:body>
    <office:spreadsheet>
      <table:calculation-settings table:automatic-find-labels="false" table:use-regular-expressions="false" table:use-wildcards="true"/>
      <table:table table:name="testPilotoMSresursivoSeri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MSRS (ns)</text:p>
          </table:table-cell>
          <table:table-cell office:value-type="string" calcext:value-type="string">
            <text:p>MSRP <text:s/>(ns)</text:p>
          </table:table-cell>
          <table:table-cell table:number-columns-repeated="2"/>
          <table:table-cell office:value-type="string" calcext:value-type="string">
            <text:p>Tamaño</text:p>
          </table:table-cell>
          <table:table-cell office:value-type="string" calcext:value-type="string">
            <text:p>MSRS (ms)</text:p>
          </table:table-cell>
          <table:table-cell office:value-type="string" calcext:value-type="string">
            <text:p>MSRP (ms)</text:p>
          </table:table-cell>
        </table:table-row>
        <table:table-row table:style-name="ro1">
          <table:table-cell table:number-columns-repeated="2"/>
          <table:table-cell office:value-type="float" office:value="4552" calcext:value-type="float">
            <text:p>4552</text:p>
          </table:table-cell>
          <table:table-cell office:value-type="float" office:value="381295" calcext:value-type="float">
            <text:p>381295</text:p>
          </table:table-cell>
          <table:table-cell office:value-type="float" office:value="214956" calcext:value-type="float">
            <text:p>21495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table:formula="of:=[.C2]/POWER(10; 6)" office:value-type="float" office:value="0.004552" calcext:value-type="float">
            <text:p>0,005</text:p>
          </table:table-cell>
          <table:table-cell table:style-name="ce1" table:formula="of:=[.D2]/POWER(10; 6)" office:value-type="float" office:value="0.381295" calcext:value-type="float">
            <text:p>0,381</text:p>
          </table:table-cell>
        </table:table-row>
        <table:table-row table:style-name="ro1">
          <table:table-cell table:number-columns-repeated="2"/>
          <table:table-cell office:value-type="float" office:value="7004" calcext:value-type="float">
            <text:p>7004</text:p>
          </table:table-cell>
          <table:table-cell office:value-type="float" office:value="693664" calcext:value-type="float">
            <text:p>693664</text:p>
          </table:table-cell>
          <table:table-cell office:value-type="float" office:value="226666" calcext:value-type="float">
            <text:p>22666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" table:formula="of:=[.C3]/POWER(10; 6)" office:value-type="float" office:value="0.007004" calcext:value-type="float">
            <text:p>0,007</text:p>
          </table:table-cell>
          <table:table-cell table:style-name="ce1" table:formula="of:=[.D3]/POWER(10; 6)" office:value-type="float" office:value="0.693664" calcext:value-type="float">
            <text:p>0,694</text:p>
          </table:table-cell>
        </table:table-row>
        <table:table-row table:style-name="ro1">
          <table:table-cell table:number-columns-repeated="2"/>
          <table:table-cell office:value-type="float" office:value="40347" calcext:value-type="float">
            <text:p>40347</text:p>
          </table:table-cell>
          <table:table-cell office:value-type="float" office:value="792427" calcext:value-type="float">
            <text:p>792427</text:p>
          </table:table-cell>
          <table:table-cell office:value-type="float" office:value="261804" calcext:value-type="float">
            <text:p>261804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" table:formula="of:=[.C4]/POWER(10; 6)" office:value-type="float" office:value="0.040347" calcext:value-type="float">
            <text:p>0,040</text:p>
          </table:table-cell>
          <table:table-cell table:style-name="ce1" table:formula="of:=[.D4]/POWER(10; 6)" office:value-type="float" office:value="0.792427" calcext:value-type="float">
            <text:p>0,792</text:p>
          </table:table-cell>
        </table:table-row>
        <table:table-row table:style-name="ro1">
          <table:table-cell table:number-columns-repeated="2"/>
          <table:table-cell office:value-type="float" office:value="196020" calcext:value-type="float">
            <text:p>196020</text:p>
          </table:table-cell>
          <table:table-cell office:value-type="float" office:value="1082120" calcext:value-type="float">
            <text:p>1082120</text:p>
          </table:table-cell>
          <table:table-cell office:value-type="float" office:value="515095" calcext:value-type="float">
            <text:p>515095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" table:formula="of:=[.C5]/POWER(10; 6)" office:value-type="float" office:value="0.19602" calcext:value-type="float">
            <text:p>0,196</text:p>
          </table:table-cell>
          <table:table-cell table:style-name="ce1" table:formula="of:=[.D5]/POWER(10; 6)" office:value-type="float" office:value="1.08212" calcext:value-type="float">
            <text:p>1,082</text:p>
          </table:table-cell>
        </table:table-row>
        <table:table-row table:style-name="ro1">
          <table:table-cell table:number-columns-repeated="2"/>
          <table:table-cell office:value-type="float" office:value="2298175" calcext:value-type="float">
            <text:p>2298175</text:p>
          </table:table-cell>
          <table:table-cell office:value-type="float" office:value="2472712" calcext:value-type="float">
            <text:p>2472712</text:p>
          </table:table-cell>
          <table:table-cell office:value-type="float" office:value="1254795" calcext:value-type="float">
            <text:p>1254795</text:p>
          </table:table-cell>
          <table:table-cell/>
          <table:table-cell office:value-type="float" office:value="100000" calcext:value-type="float">
            <text:p>100000</text:p>
          </table:table-cell>
          <table:table-cell table:style-name="ce1" table:formula="of:=[.C6]/POWER(10; 6)" office:value-type="float" office:value="2.298175" calcext:value-type="float">
            <text:p>2,298</text:p>
          </table:table-cell>
          <table:table-cell table:style-name="ce1" table:formula="of:=[.D6]/POWER(10; 6)" office:value-type="float" office:value="2.472712" calcext:value-type="float">
            <text:p>2,473</text:p>
          </table:table-cell>
        </table:table-row>
        <table:table-row table:style-name="ro1">
          <table:table-cell table:number-columns-repeated="2"/>
          <table:table-cell office:value-type="float" office:value="26211414" calcext:value-type="float">
            <text:p>26211414</text:p>
          </table:table-cell>
          <table:table-cell office:value-type="float" office:value="15764508" calcext:value-type="float">
            <text:p>15764508</text:p>
          </table:table-cell>
          <table:table-cell office:value-type="float" office:value="6200368" calcext:value-type="float">
            <text:p>6200368</text:p>
          </table:table-cell>
          <table:table-cell/>
          <table:table-cell office:value-type="float" office:value="1000000" calcext:value-type="float">
            <text:p>1000000</text:p>
          </table:table-cell>
          <table:table-cell table:style-name="ce1" table:formula="of:=[.C7]/POWER(10; 6)" office:value-type="float" office:value="26.211414" calcext:value-type="float">
            <text:p>26,211</text:p>
          </table:table-cell>
          <table:table-cell table:style-name="ce1" table:formula="of:=[.D7]/POWER(10; 6)" office:value-type="float" office:value="15.764508" calcext:value-type="float">
            <text:p>15,765</text:p>
          </table:table-cell>
        </table:table-row>
        <table:table-row table:style-name="ro1">
          <table:table-cell table:number-columns-repeated="2"/>
          <table:table-cell office:value-type="float" office:value="298720002" calcext:value-type="float">
            <text:p>298720002</text:p>
          </table:table-cell>
          <table:table-cell office:value-type="float" office:value="118087150" calcext:value-type="float">
            <text:p>118087150</text:p>
          </table:table-cell>
          <table:table-cell office:value-type="float" office:value="63650093" calcext:value-type="float">
            <text:p>63650093</text:p>
          </table:table-cell>
          <table:table-cell/>
          <table:table-cell office:value-type="float" office:value="10000000" calcext:value-type="float">
            <text:p>10000000</text:p>
          </table:table-cell>
          <table:table-cell table:style-name="ce1" table:formula="of:=[.C8]/POWER(10; 6)" office:value-type="float" office:value="298.720002" calcext:value-type="float">
            <text:p>298,720</text:p>
          </table:table-cell>
          <table:table-cell table:style-name="ce1" table:formula="of:=[.D8]/POWER(10; 6)" office:value-type="float" office:value="118.08715" calcext:value-type="float">
            <text:p>118,087</text:p>
          </table:table-cell>
        </table:table-row>
        <table:table-row table:style-name="ro1">
          <table:table-cell table:number-columns-repeated="2"/>
          <table:table-cell office:value-type="float" office:value="3328170593" calcext:value-type="float">
            <text:p>3328170593</text:p>
          </table:table-cell>
          <table:table-cell office:value-type="float" office:value="1280130202" calcext:value-type="float">
            <text:p>1280130202</text:p>
          </table:table-cell>
          <table:table-cell office:value-type="float" office:value="724356037" calcext:value-type="float">
            <text:p>724356037</text:p>
          </table:table-cell>
          <table:table-cell/>
          <table:table-cell office:value-type="float" office:value="100000000" calcext:value-type="float">
            <text:p>100000000</text:p>
          </table:table-cell>
          <table:table-cell table:style-name="ce1" table:formula="of:=[.C9]/POWER(10; 6)" office:value-type="float" office:value="3328.170593" calcext:value-type="float">
            <text:p>3328,171</text:p>
          </table:table-cell>
          <table:table-cell table:style-name="ce1" table:formula="of:=[.D9]/POWER(10; 6)" office:value-type="float" office:value="1280.130202" calcext:value-type="float">
            <text:p>1280,13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MSRS (umbral=8192)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formula="of:=[.E2]/POWER(10;6)" office:value-type="float" office:value="0.214956" calcext:value-type="float">
            <text:p>0,2149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[.E3]/POWER(10;6)" office:value-type="float" office:value="0.226666" calcext:value-type="float">
            <text:p>0,226666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" calcext:value-type="float">
            <text:p>1000</text:p>
          </table:table-cell>
          <table:table-cell table:formula="of:=[.E4]/POWER(10;6)" office:value-type="float" office:value="0.261804" calcext:value-type="float">
            <text:p>0,2618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0" calcext:value-type="float">
            <text:p>10000</text:p>
          </table:table-cell>
          <table:table-cell table:formula="of:=[.E5]/POWER(10;6)" office:value-type="float" office:value="0.515095" calcext:value-type="float">
            <text:p>0,5150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00" calcext:value-type="float">
            <text:p>100000</text:p>
          </table:table-cell>
          <table:table-cell table:formula="of:=[.E6]/POWER(10;6)" office:value-type="float" office:value="1.254795" calcext:value-type="float">
            <text:p>1,254795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000" calcext:value-type="float">
            <text:p>1000000</text:p>
          </table:table-cell>
          <table:table-cell table:formula="of:=[.E7]/POWER(10;6)" office:value-type="float" office:value="6.200368" calcext:value-type="float">
            <text:p>6,200368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E8]/POWER(10;6)" office:value-type="float" office:value="63.650093" calcext:value-type="float">
            <text:p>63,650093</text:p>
          </table:table-cell>
          <table:table-cell/>
        </table:table-row>
        <table:table-row table:style-name="ro1">
          <table:table-cell table:number-columns-repeated="6"/>
          <table:table-cell office:value-type="float" office:value="100000000" calcext:value-type="float">
            <text:p>100000000</text:p>
          </table:table-cell>
          <table:table-cell table:formula="of:=[.E9]/POWER(10;6)" office:value-type="float" office:value="724.356037" calcext:value-type="float">
            <text:p>724,35603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/>
    </number:number-style>
    <number:number-style style:name="N105">
      <number:number number:decimal-places="4" number:min-decimal-places="4" number:min-integer-digits="1"/>
    </number:number-style>
    <number:number-style style:name="N106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20T00:01:57.370000000</dc:date>
    <meta:editing-duration>PT5H28M22S</meta:editing-duration>
    <meta:editing-cycles>1</meta:editing-cycles>
    <meta:document-statistic meta:table-count="1" meta:cell-count="70" meta:object-count="0"/>
    <meta:generator>LibreOffice/7.4.1.2$Windows_X86_64 LibreOffice_project/3c58a8f3a960df8bc8fd77b461821e42c061c5f0</meta:generator>
  </office:meta>
</office:document-meta>
</file>